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text:p text:style-name="Normal"/>
      <text:p text:style-name="Normal"/>
      <text:p text:style-name="Normal">Or perhaps we should perform the 2.5 phases here. It doesn’t matter much “where” we do it, it’s important that we do it. So, we’re at an impasse, I’m having writer’s block. The two of you are in the literature club’s room, and i don’t know what to make of this scene. In fact, I’ve been stuck here since at least yesterday. This is what phase 2.5 is for: figuring out what to do.</text:p>
      <text:p text:style-name="Normal">First, let’s figure out what we want. “To give her so much, she’s afraid of losing it all.” That means we give her a lot, but we can’t give her everything. Very easy to say, how do you do that in practice? But let’s be more specific. In this scene in particular, what do I want to do?</text:p>
      <text:p text:style-name="Normal">An excellent question, to which I don’t know the answer. At first I just wanted them to have fun, to have a good time and make good memories here. but yesterday, I’ve been thinking of giving them a heart-to-heart. What do I want? I want something memorable, something great, something to keep the reader hooked. Ah, so I want to make every chapter great. But the problem with that is that it dilutes the effect, the more it’s done. We also have to learn to control the emotional pace, not just the story’s development. So, my instincts and this tiny bit of reasoning says that I should keep things light for this chapter. Understood. But then, how?</text:p>
      <text:p text:style-name="Normal">心に響くものはすべてじゃないからさ。</text:p>
      <text:p text:style-name="Normal">A good time... A fun time... I also want to lead them into a certain scene.</text:p>
      <text:p text:style-name="Normal">A good time... A fun time... Something tells me we can’t do more than decide upon that, here. Something tells me that now that we’ve decided this, we have to leave this to phase 3. Let’s try and do that. Too bad though, I was kinda hoping phase 2.5 would be a cure for writer’s block. I guess we can’t have that, or at least I want to let my emotions come from themselves, not in an organised manne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